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e5d" officeooo:paragraph-rsid="0005fe5d"/>
    </style:style>
    <style:style style:name="P2" style:family="paragraph" style:parent-style-name="Standard">
      <style:text-properties officeooo:rsid="0007af8c" officeooo:paragraph-rsid="0007af8c"/>
    </style:style>
    <style:style style:name="P3" style:family="paragraph" style:parent-style-name="Standard">
      <style:text-properties officeooo:rsid="0008fced" officeooo:paragraph-rsid="0008fced"/>
    </style:style>
    <style:style style:name="P4" style:family="paragraph" style:parent-style-name="Standard">
      <style:text-properties officeooo:rsid="0009affd" officeooo:paragraph-rsid="0009affd"/>
    </style:style>
    <style:style style:name="P5" style:family="paragraph" style:parent-style-name="Standard">
      <style:text-properties fo:font-weight="bold" officeooo:rsid="0008fced" officeooo:paragraph-rsid="0008fced" style:font-weight-asian="bold" style:font-weight-complex="bold"/>
    </style:style>
    <style:style style:name="P6" style:family="paragraph" style:parent-style-name="Standard">
      <style:text-properties fo:font-weight="bold" officeooo:rsid="0005fe5d" officeooo:paragraph-rsid="0005fe5d" style:font-weight-asian="bold" style:font-weight-complex="bold"/>
    </style:style>
    <style:style style:name="P7" style:family="paragraph" style:parent-style-name="Standard"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8" style:family="paragraph" style:parent-style-name="Standard">
      <style:text-properties fo:color="#800000" style:text-line-through-style="none" style:text-line-through-type="none" fo:font-size="16pt" style:text-underline-style="solid" style:text-underline-width="auto" style:text-underline-color="#ff0000" officeooo:rsid="0005fe5d" officeooo:paragraph-rsid="0005fe5d"/>
    </style:style>
    <style:style style:name="P9" style:family="paragraph" style:parent-style-name="Standard" style:list-style-name="L1">
      <style:text-properties officeooo:rsid="0005fe5d" officeooo:paragraph-rsid="0005fe5d"/>
    </style:style>
    <style:style style:name="P10" style:family="paragraph" style:parent-style-name="Standard" style:list-style-name="L2">
      <style:text-properties officeooo:rsid="0005fe5d" officeooo:paragraph-rsid="0005fe5d"/>
    </style:style>
    <style:style style:name="P11" style:family="paragraph" style:parent-style-name="Standard" style:list-style-name="L1">
      <style:text-properties officeooo:rsid="0008fced" officeooo:paragraph-rsid="0008fced"/>
    </style:style>
    <style:style style:name="P12" style:family="paragraph" style:parent-style-name="Standard" style:list-style-name="L3">
      <style:text-properties officeooo:rsid="0008fced" officeooo:paragraph-rsid="0008fced"/>
    </style:style>
    <style:style style:name="P13" style:family="paragraph" style:parent-style-name="Standard" style:list-style-name="L2">
      <style:text-properties officeooo:rsid="0007af8c" officeooo:paragraph-rsid="0007af8c"/>
    </style:style>
    <style:style style:name="P14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9affd" officeooo:paragraph-rsid="0009affd"/>
    </style:style>
    <style:style style:name="P15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de5b7" officeooo:paragraph-rsid="000de5b7"/>
    </style:style>
    <style:style style:name="P16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f3cd3" officeooo:paragraph-rsid="000f3cd3"/>
    </style:style>
    <style:style style:name="P17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156937" officeooo:paragraph-rsid="00156937"/>
    </style:style>
    <style:style style:name="P18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171789" officeooo:paragraph-rsid="00171789"/>
    </style:style>
    <style:style style:name="P19" style:family="paragraph" style:parent-style-name="Standard" style:list-style-name="L3">
      <style:text-properties officeooo:rsid="0009affd" officeooo:paragraph-rsid="0009affd"/>
    </style:style>
    <style:style style:name="P20" style:family="paragraph" style:parent-style-name="Standard" style:list-style-name="L3">
      <style:text-properties officeooo:rsid="000a2fc6" officeooo:paragraph-rsid="000a2fc6"/>
    </style:style>
    <style:style style:name="P21" style:family="paragraph" style:parent-style-name="Standard" style:list-style-name="L3">
      <style:text-properties officeooo:rsid="000de5b7" officeooo:paragraph-rsid="000de5b7"/>
    </style:style>
    <style:style style:name="P22" style:family="paragraph" style:parent-style-name="Standard" style:list-style-name="L3">
      <style:text-properties officeooo:rsid="000f3cd3" officeooo:paragraph-rsid="000f3cd3"/>
    </style:style>
    <style:style style:name="P23" style:family="paragraph" style:parent-style-name="Standard" style:list-style-name="L3">
      <style:text-properties officeooo:rsid="000fa623" officeooo:paragraph-rsid="000fa623"/>
    </style:style>
    <style:style style:name="P24" style:family="paragraph" style:parent-style-name="Standard" style:list-style-name="L3">
      <style:text-properties officeooo:rsid="00104065" officeooo:paragraph-rsid="00104065"/>
    </style:style>
    <style:style style:name="P25" style:family="paragraph" style:parent-style-name="Standard" style:list-style-name="L3">
      <style:text-properties fo:color="#800000" fo:font-size="16pt" style:text-underline-style="solid" style:text-underline-width="auto" style:text-underline-color="font-color" fo:font-weight="bold" officeooo:rsid="001315f7" officeooo:paragraph-rsid="001315f7" style:font-weight-asian="bold" style:font-weight-complex="bold"/>
    </style:style>
    <style:style style:name="P26" style:family="paragraph" style:parent-style-name="Standard" style:list-style-name="L3">
      <style:text-properties officeooo:rsid="00156937" officeooo:paragraph-rsid="00156937"/>
    </style:style>
    <style:style style:name="P27" style:family="paragraph" style:parent-style-name="Standard" style:list-style-name="L3">
      <style:text-properties officeooo:rsid="00171789" officeooo:paragraph-rsid="00171789"/>
    </style:style>
    <style:style style:name="P28" style:family="paragraph" style:parent-style-name="Standard">
      <style:text-properties officeooo:rsid="00171789" officeooo:paragraph-rsid="00171789"/>
    </style:style>
    <style:style style:name="P29" style:family="paragraph" style:parent-style-name="Standard">
      <style:paragraph-properties fo:text-align="justify" style:justify-single-word="false"/>
      <style:text-properties officeooo:rsid="0019ed50" officeooo:paragraph-rsid="0019ed50"/>
    </style:style>
    <style:style style:name="P30" style:family="paragraph" style:parent-style-name="Standard" style:list-style-name="L3">
      <style:paragraph-properties fo:break-before="page"/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31" style:family="paragraph" style:parent-style-name="Standard" style:list-style-name="L3">
      <style:paragraph-properties fo:break-before="page"/>
      <style:text-properties fo:color="#800000" fo:font-size="16pt" style:text-underline-style="solid" style:text-underline-width="auto" style:text-underline-color="font-color" fo:font-weight="bold" officeooo:rsid="001315f7" officeooo:paragraph-rsid="001315f7" style:font-weight-asian="bold" style:font-weight-complex="bold"/>
    </style:style>
    <style:style style:name="T1" style:family="text">
      <style:text-properties officeooo:rsid="0008fc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officeooo:rsid="001315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Séance 2 :</text:span><text:span text:style-name="T2"> La mondialisation : Acteurs, flux et débats</text:span></text:p>
      <text:p text:style-name="P1"/>
      <text:p text:style-name="P6">Introduction :</text:p>
      <text:p text:style-name="P1"/>
      <text:p text:style-name="P1">Définition de la mondialisation :</text:p>
      <text:list xml:id="list8573859041726883764" text:style-name="L1">
        <text:list-item>
          <text:p text:style-name="P9">Rapprochement des territoires, interdépendance de ces territoires, de nature géoéconomique, géopolitique et géostratégique.</text:p>
        </text:list-item>
        <text:list-item>
          <text:p text:style-name="P11">En 1962, Marshall Mac Luhan compare la mondialisation avec un énorme village </text:p>
          <text:list>
            <text:list-header>
              <text:p text:style-name="P11">(où tout se sait partout)</text:p>
            </text:list-header>
          </text:list>
        </text:list-item>
        <text:list-item>
          <text:p text:style-name="P9">Processus de mise en relation des espaces et des économies et des territoires <text:span text:style-name="T1">(avec la DIT).</text:span></text:p>
        </text:list-item>
        <text:list-item>
          <text:p text:style-name="P11">Processus d’uniformisation culturelle</text:p>
          <text:list>
            <text:list-item>
              <text:p text:style-name="P11">Mais cette uniformisation s’accompagne d’adaptations</text:p>
            </text:list-item>
          </text:list>
        </text:list-item>
      </text:list>
      <text:p text:style-name="P3"/>
      <text:p text:style-name="P3">Soft-Power (puissance douce) : influence culturelle sur le monde, capacité à persuader le monde du caractère universel d’un mode de vie (pour un politologue américain, du mode de vie américain)</text:p>
      <text:p text:style-name="P1"/>
      <text:p text:style-name="P1">Les 3 temps de la mondialisation :</text:p>
      <text:list xml:id="list8367053617882510642" text:style-name="L2">
        <text:list-item>
          <text:p text:style-name="P10">XVe siècle</text:p>
        </text:list-item>
        <text:list-item>
          <text:p text:style-name="P10">Révolution industrielle</text:p>
        </text:list-item>
        <text:list-item>
          <text:p text:style-name="P13">Révolution informatique</text:p>
        </text:list-item>
      </text:list>
      <text:p text:style-name="P2"/>
      <text:p text:style-name="P5">Problématique :</text:p>
      <text:p text:style-name="P4">Qui sont les acteurs de la mondialisation, comment fonctionne-t-elle, et pourquoi est-elle en débat ?</text:p>
      <text:p text:style-name="P2"/>
      <text:p text:style-name="P2"/>
      <text:p text:style-name="P7"/>
      <text:list xml:id="list6198758667831995338" text:style-name="L3">
        <text:list-item>
          <text:p text:style-name="P30">Les acteurs de la mondialisation</text:p>
          <text:list>
            <text:list-item>
              <text:p text:style-name="P14">Le rôle majeur des firmes transnationales</text:p>
              <text:p text:style-name="P19">La stratégie des FTN a beaucoup évolué</text:p>
              <text:p text:style-name="P20">80-90 : Stratégie : pouvoir aller vendre dans les pays développés</text:p>
              <text:list>
                <text:list-header>
                  <text:p text:style-name="P20">Elles vont directement installer des usines, des firmes, dans ces pays développés</text:p>
                  <text:list>
                    <text:list-header>
                      <text:p text:style-name="P20">Pouvoir d’achat important, et ça limite les frais douaniers</text:p>
                    </text:list-header>
                  </text:list>
                </text:list-header>
              </text:list>
              <text:p text:style-name="P20">À partir de 2000 : Ils s’installent aussi dans des pays émergents</text:p>
              <text:list text:continue-numbering="true">
                <text:list-header>
                  <text:p text:style-name="P20">Main d’œuvre pas chère, et du marché</text:p>
                  <text:p text:style-name="P20">→ NDIT (Nouvelle Division Internationale du Travail)</text:p>
                </text:list-header>
              </text:list>
              <text:p text:style-name="P20">Les États se laissent dominer par les FTN</text:p>
              <text:list text:continue-numbering="true">
                <text:list-header>
                  <text:p text:style-name="P20">Il y a des pays dont le PIB est proche du chiffre d’affaires de certaines FTN</text:p>
                  <text:p text:style-name="P20">Donc les États ont tout intérêt à « chouchouter » leurs FTN</text:p>
                  <text:list>
                    <text:list-header>
                      <text:p text:style-name="P21">105000 FTN : principaux agents de la mondialisation</text:p>
                      <text:p text:style-name="P21">Réalisent les 2/3 du commerce mondial</text:p>
                      <text:p text:style-name="P21">30 % du PIB mondial, 57 % des échanges internationaux</text:p>
                      <text:p text:style-name="P21">Emploient 69 millions de salariés</text:p>
                    </text:list-header>
                  </text:list>
                </text:list-header>
              </text:list>
              <text:p text:style-name="P21"/>
            </text:list-item>
            <text:list-item>
              <text:p text:style-name="P15">Les États : des acteurs qui composent la mondialisation</text:p>
              <text:p text:style-name="P21">Les États s’occupent des accords internationaux</text:p>
              <text:p text:style-name="P21">Ils s’organisent en associations régionales de coopération économique</text:p>
              <text:p text:style-name="P21">Aménagements : infrastructures : HUB</text:p>
              <text:list>
                <text:list-header>
                  <text:p text:style-name="P21">→ pour attirer les FTN</text:p>
                  <text:p text:style-name="P22">Les États ont la possibilité de proposer des zones franches (= sans taxes)</text:p>
                </text:list-header>
              </text:list>
              <text:p text:style-name="P22">Les États sont là pour cultiver leurs spécificités.</text:p>
              <text:list text:continue-numbering="true">
                <text:list-header>
                  <text:p text:style-name="P22">Ils se protègent contre l’uniformisation culturelle</text:p>
                  <text:p text:style-name="P22">(et les effets néfastes de la mondialisation)</text:p>
                  <text:p text:style-name="P22">Ils essayent aussi de racheter les entreprises nationales, pour éviter la délocalisation</text:p>
                  <text:list>
                    <text:list-header>
                      <text:p text:style-name="P22">Parce que la délocalisation engendre du chômage</text:p>
                    </text:list-header>
                  </text:list>
                </text:list-header>
              </text:list>
              <text:p text:style-name="P22"/>
            </text:list-item>
            <text:list-item>
              <text:p text:style-name="P16">Les organisations internationales et les ONG : acteurs qui tentent de réguler la mondialisation</text:p>
              <text:p text:style-name="P22">GATT puis OMC : organisation internationale + implantation</text:p>
              <text:list>
                <text:list-header>
                  <text:p text:style-name="P22">Objectif : baisser les droits de douanes entre les membres</text:p>
                  <text:list>
                    <text:list-header>
                      <text:p text:style-name="P23">En baissant ces droits, on favorise les échanges commerciaux</text:p>
                    </text:list-header>
                  </text:list>
                </text:list-header>
              </text:list>
              <text:p text:style-name="P23">Aujourd’hui, le but de l’OMC est de faire disparaître toutes formes de protectionnismes</text:p>
              <text:p text:style-name="P24">FMI : régulateur de l’économie mondiale</text:p>
              <text:list text:continue-numbering="true">
                <text:list-header>
                  <text:p text:style-name="P24">Il veille sur la stabilité de l’économie mondiale et oriente les prêts aux pays en difficultés</text:p>
                  <text:p text:style-name="P24">Réduction du développement du pays pour améliorer l’économie</text:p>
                </text:list-header>
              </text:list>
              <text:p text:style-name="P24"/>
            </text:list-item>
          </text:list>
          <text:p text:style-name="P20"/>
        </text:list-item>
        <text:list-item>
          <text:p text:style-name="P25">L’explosion des flux mondiaux</text:p>
          <text:p text:style-name="P12">// <text:span text:style-name="T4">Voir École Direct //</text:span></text:p>
          <text:p text:style-name="P12"/>
          <text:p text:style-name="P12"/>
        </text:list-item>
      </text:list>
      <text:p text:style-name="P2"/>
      <text:list xml:id="list120056862046617" text:continue-numbering="true" text:style-name="L3">
        <text:list-item>
          <text:p text:style-name="P31">La mondialisation en débat</text:p>
          <text:list>
            <text:list-item>
              <text:p text:style-name="P17">Les effets indésirables de la mondialisation</text:p>
              <text:p text:style-name="P26"/>
              <text:p text:style-name="P27">Document</text:p>
              <text:p text:style-name="P26"/>
            </text:list-item>
            <text:list-item>
              <text:p text:style-name="P18">Les acteurs des débats, moyens d’actions et principales revendications</text:p>
              <text:p text:style-name="P27"/>
              <text:p text:style-name="P27">Document</text:p>
              <text:p text:style-name="P27"/>
            </text:list-item>
          </text:list>
        </text:list-item>
      </text:list>
      <text:p text:style-name="P28"/>
      <text:p text:style-name="P28"/>
      <text:p text:style-name="P28"/>
      <text:p text:style-name="P29">La mondialisation, processus incontournable de notre temps est à l’origine de la mutation de nombreux territoires dans le monde.</text:p>
      <text:p text:style-name="P29">La pluralité des acteurs mis en cause et la diversité des modes d’expression de ce phénomène, oblige à le considérer comme un système devenu difficilement contrôlable.</text:p>
      <text:p text:style-name="P29">Toutefois, la mondialisation est loin d’être un facteur d’unification. Elle résulte d’éléments pluriels, elle possède des acteurs multiples et elle a des effets contradictoires. Ce sont d’ailleurs ces effets, plus que le phénomène lui-même qui suscite de nombreux débats et des contestations et qui posent la question de la gouvernance mondi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43:18.037000000</meta:creation-date>
    <dc:date>2019-01-22T12:00:55.750000000</dc:date>
    <meta:editing-duration>PT1H4M3S</meta:editing-duration>
    <meta:editing-cycles>8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61" meta:word-count="585" meta:character-count="3741" meta:non-whitespace-character-count="3233"/>
  </office:meta>
</office:document-meta>
</file>